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da72" officeooo:paragraph-rsid="0002da72"/>
    </style:style>
    <style:style style:name="P2" style:family="paragraph" style:parent-style-name="Standard">
      <style:text-properties officeooo:rsid="0003e672" officeooo:paragraph-rsid="0003e672"/>
    </style:style>
    <style:style style:name="T1" style:family="text">
      <style:text-properties officeooo:rsid="0003e672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ron Holt</text:p>
      <text:p text:style-name="P1">CSCI 5753</text:p>
      <text:p text:style-name="P1"/>
      <text:p text:style-name="P1"><text:span text:style-name="T2">Proposal</text:span>:</text:p>
      <text:p text:style-name="P1"><text:tab/>I propose to do a measurement study in which I use SNMP to monitor a network device and characterize network traffic flows.</text:p>
      <text:p text:style-name="P1"><text:tab/>Assignment 2 consisted of very little analysis which included average packet size, packet sizes over different links, and packet size variability. Data from assignment two was only collected over a two hour period with only ten intervals. I'd like to build on this by:</text:p>
      <text:p text:style-name="P1"/>
      <text:p text:style-name="P1">- Collecting data over a longer period of time (ideally a week+, but at minimum a day or two given current time constraints). More data will allow for data analysis on an hour by hour basis (which times of day is the network most busy etc).</text:p>
      <text:p text:style-name="P1"/>
      <text:p text:style-name="P1">- Perform better analysis on the collected data. We used a minimal amount of techniques such as standard deviation, mean, and inner quartile range. I'd like to <text:span text:style-name="T1">take a closer look at the data using techniques from later in class such as confidence intervals.</text:span></text:p>
      <text:p text:style-name="P1"/>
      <text:p text:style-name="P1">- <text:span text:style-name="T1">Improve upon the data presentation with different graphs and charts (ex: line graph, violin and/or boxplot etc).</text:span></text:p>
      <text:p text:style-name="P1"/>
      <text:p text:style-name="P1">- <text:span text:style-name="T1">If possible, I'd like to compare it to a identical/similar network device and compare the two.</text:span></text:p>
      <text:p text:style-name="P1"/>
      <text:p text:style-name="P2"><text:span text:style-name="T2">Resources</text:span>:</text:p>
      <text:p text:style-name="P2">Access to 2 network devices (or at least 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16:32:16.391116775</meta:creation-date>
    <dc:date>2016-03-24T16:58:55.778817499</dc:date>
    <meta:editing-duration>PT10M9S</meta:editing-duration>
    <meta:editing-cycles>1</meta:editing-cycles>
    <meta:document-statistic meta:table-count="0" meta:image-count="0" meta:object-count="0" meta:page-count="1" meta:paragraph-count="11" meta:word-count="206" meta:character-count="1181" meta:non-whitespace-character-count="984"/>
    <meta:generator>LibreOffice/4.2.8.2$Linux_X86_64 LibreOffice_project/420m0$Build-2</meta:generator>
  </office:meta>
</office:document-meta>
</file>